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2813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2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3" style:family="table">
      <style:table-properties style:width="5.5625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.2813in"/>
    </style:style>
    <style:style style:name="Table3.C" style:family="table-column">
      <style:table-column-properties style:column-width="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4" style:family="table-row">
      <style:table-row-properties style:min-row-height="0.3188in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officeooo:rsid="00408519" officeooo:paragraph-rsid="00408519"/>
    </style:style>
    <style:style style:name="P3" style:family="paragraph" style:parent-style-name="Standard">
      <style:text-properties officeooo:paragraph-rsid="004c89a0"/>
    </style:style>
    <style:style style:name="P4" style:family="paragraph" style:parent-style-name="Standard">
      <style:text-properties officeooo:paragraph-rsid="003ec538"/>
    </style:style>
    <style:style style:name="P5" style:family="paragraph" style:parent-style-name="Standard">
      <style:text-properties officeooo:paragraph-rsid="004c89a0"/>
    </style:style>
    <style:style style:name="P6" style:family="paragraph" style:parent-style-name="Standard">
      <style:text-properties officeooo:paragraph-rsid="003ec538"/>
    </style:style>
    <style:style style:name="P7" style:family="paragraph" style:parent-style-name="Standard">
      <style:text-properties officeooo:paragraph-rsid="004e83d1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e83d1" officeooo:paragraph-rsid="00641a5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rsid="004922d1" officeooo:paragraph-rsid="004c89a0"/>
    </style:style>
    <style:style style:name="P10" style:family="paragraph" style:parent-style-name="Table_20_Contents">
      <style:paragraph-properties fo:text-align="start" style:justify-single-word="false"/>
      <style:text-properties officeooo:paragraph-rsid="004c89a0"/>
    </style:style>
    <style:style style:name="P11" style:family="paragraph" style:parent-style-name="Table_20_Contents">
      <style:paragraph-properties fo:text-align="start" style:justify-single-word="false"/>
      <style:text-properties officeooo:paragraph-rsid="004e83d1"/>
    </style:style>
    <style:style style:name="P12" style:family="paragraph" style:parent-style-name="Table_20_Contents">
      <style:paragraph-properties fo:text-align="start" style:justify-single-word="false"/>
      <style:text-properties officeooo:paragraph-rsid="00641a54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e8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641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e8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641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rsid="005b1e9f" officeooo:paragraph-rsid="005b1e9f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e83d1" officeooo:paragraph-rsid="004e83d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e83d1" officeooo:paragraph-rsid="004e83d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4e83d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641a5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5c3b56" officeooo:paragraph-rsid="005c3b56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5c3b56" officeooo:paragraph-rsid="00641a5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641a54" officeooo:paragraph-rsid="00641a5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Heading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641a54" officeooo:paragraph-rsid="00641a54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922d1"/>
    </style:style>
    <style:style style:name="T2" style:family="text">
      <style:text-properties officeooo:rsid="0048b2ca"/>
    </style:style>
    <style:style style:name="T3" style:family="text">
      <style:text-properties officeooo:rsid="004edcf6"/>
    </style:style>
    <style:style style:name="T4" style:family="text">
      <style:text-properties officeooo:rsid="005b1e9f"/>
    </style:style>
    <style:style style:name="T5" style:family="text">
      <style:text-properties officeooo:rsid="005dfe0b"/>
    </style:style>
    <style:style style:name="T6" style:family="text">
      <style:text-properties officeooo:rsid="00641a5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fill-image-width="0in" draw:fill-image-height="0in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mp City" text:name="py3o.contact.city"/>
        <text:user-field-decl office:value-type="string" office:string-value="Employee Name" text:name="py3o.contact.name"/>
        <text:user-field-decl office:value-type="string" office:string-value="Employee Phone" text:name="py3o.contact.phone"/>
        <text:user-field-decl office:value-type="string" office:string-value="Emp State" text:name="py3o.contact.state"/>
        <text:user-field-decl office:value-type="string" office:string-value="Employee Street" text:name="py3o.contact.street"/>
        <text:user-field-decl office:value-type="string" office:string-value="Emp Zip" text:name="py3o.contact.zip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ompany Phone" text:name="py3o.company.phone"/>
        <text:user-field-decl office:value-type="string" office:string-value="Time Out" text:name="py3o.line.time_out"/>
        <text:user-field-decl office:value-type="string" office:string-value="Total" text:name="py3o.line.total"/>
        <text:user-field-decl office:value-type="string" office:string-value="Time In" text:name="py3o.line.time_in"/>
        <text:user-field-decl office:value-type="string" office:string-value="Total time" text:name="py3o.document.total"/>
        <text:user-field-decl office:value-type="string" office:string-value="Project name" text:name="py3o.document.name"/>
        <text:user-field-decl office:value-type="string" office:string-value="Employee" text:name="py3o.line.employee"/>
        <text:user-field-decl office:value-type="string" office:string-value="Entries" text:name="py3o.line.entries"/>
        <text:user-field-decl office:value-type="string" office:string-value="Employee" text:name="py3o.line.employee_name"/>
        <text:user-field-decl office:value-type="string" office:string-value="Total time" text:name="py3o.line.total_time"/>
      </text:user-field-decls>
      <text:p text:style-name="P24">Employees 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23">Employee</text:p>
          </table:table-cell>
          <table:table-cell table:style-name="Table3.A1" office:value-type="string">
            <text:p text:style-name="P25">Total time</text:p>
          </table:table-cell>
          <table:table-cell table:style-name="Table3.C1" office:value-type="string">
            <text:p text:style-name="P25">Entries</text:p>
          </table:table-cell>
        </table:table-row>
        <table:table-row table:style-name="Table3.1">
          <table:table-cell table:style-name="Table3.A2" office:value-type="string">
            <text:p text:style-name="P12"><text:a xlink:type="simple" xlink:href="py3o://for=%22line%20in%20employees%22" text:style-name="Internet_20_link" text:visited-style-name="Visited_20_Internet_20_Link"><text:span text:style-name="T6">for="line in employees"</text:span></text:a></text:p>
          </table:table-cell>
          <table:table-cell table:style-name="Table3.A2" office:value-type="string">
            <text:p text:style-name="P21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14"><text:user-field-get text:name="py3o.line.employee_name">Employee</text:user-field-get></text:p>
          </table:table-cell>
          <table:table-cell table:style-name="Table3.A2" office:value-type="string">
            <text:p text:style-name="P16"><text:user-field-get text:name="py3o.line.total_time">Total time</text:user-field-get></text:p>
          </table:table-cell>
          <table:table-cell table:style-name="Table3.C2" office:value-type="string">
            <text:p text:style-name="P16"><text:user-field-get text:name="py3o.line.entries">Entries</text:user-field-get></text:p>
          </table:table-cell>
        </table:table-row>
        <table:table-row table:style-name="Table3.4">
          <table:table-cell table:style-name="Table3.A2" office:value-type="string">
            <text:p text:style-name="P16"><text:a xlink:type="simple" xlink:href="py3o:///for" text:style-name="Internet_20_link" text:visited-style-name="Visited_20_Internet_20_Link">/for</text:a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</table:table>
      <text:p text:style-name="P8"/>
      <text:p text:style-name="P18">Time <text:span text:style-name="T6">Slo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Time In</text:p>
          </table:table-cell>
          <table:table-cell table:style-name="Table1.A1" office:value-type="string">
            <text:p text:style-name="P19">Time Out</text:p>
          </table:table-cell>
          <table:table-cell table:style-name="Table1.A1" office:value-type="string">
            <text:p text:style-name="P19">Total</text:p>
          </table:table-cell>
          <table:table-cell table:style-name="Table1.D1" office:value-type="string">
            <text:p text:style-name="P22">Employee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py3o://for=%22line%20in%20time_slots%22" text:style-name="Internet_20_link" text:visited-style-name="Visited_20_Internet_20_Link"><text:span text:style-name="T5">for="line in time_slots"</text:span></text:a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3"><text:user-field-get text:name="py3o.line.time_in">Time In</text:user-field-get></text:p>
          </table:table-cell>
          <table:table-cell table:style-name="Table1.A2" office:value-type="string">
            <text:p text:style-name="P15"><text:user-field-get text:name="py3o.line.time_out">Time Out</text:user-field-get></text:p>
          </table:table-cell>
          <table:table-cell table:style-name="Table1.A2" office:value-type="string">
            <text:p text:style-name="P15"><text:user-field-get text:name="py3o.line.total">Total</text:user-field-get></text:p>
          </table:table-cell>
          <table:table-cell table:style-name="Table1.D2" office:value-type="string">
            <text:p text:style-name="P15"><text:user-field-get text:name="py3o.line.employee">Employee</text:user-field-get></text:p>
          </table:table-cell>
        </table:table-row>
        <table:table-row table:style-name="Table1.4">
          <table:table-cell table:style-name="Table1.A2" office:value-type="string">
            <text:p text:style-name="P15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5in" fo:margin-left="0.0229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4.43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  <style:text-properties officeooo:rsid="00408519" officeooo:paragraph-rsid="00408519"/>
    </style:style>
    <style:style style:name="MP3" style:family="paragraph" style:parent-style-name="Standard">
      <style:text-properties officeooo:paragraph-rsid="004c89a0"/>
    </style:style>
    <style:style style:name="MP4" style:family="paragraph" style:parent-style-name="Standard">
      <style:text-properties officeooo:paragraph-rsid="003ec538"/>
    </style:style>
    <style:style style:name="MP5" style:family="paragraph" style:parent-style-name="Table_20_Contents">
      <style:paragraph-properties fo:text-align="start" style:justify-single-word="false"/>
      <style:text-properties officeooo:rsid="005b1e9f" officeooo:paragraph-rsid="005b1e9f"/>
    </style:style>
    <style:style style:name="MP6" style:family="paragraph" style:parent-style-name="Table_20_Contents">
      <style:paragraph-properties fo:text-align="start" style:justify-single-word="false"/>
      <style:text-properties officeooo:rsid="004922d1" officeooo:paragraph-rsid="004c89a0"/>
    </style:style>
    <style:style style:name="MP7" style:family="paragraph" style:parent-style-name="Table_20_Contents">
      <style:paragraph-properties fo:text-align="start" style:justify-single-word="false"/>
      <style:text-properties officeooo:paragraph-rsid="004c89a0"/>
    </style:style>
    <style:style style:name="MT1" style:family="text">
      <style:text-properties officeooo:rsid="004922d1"/>
    </style:style>
    <style:style style:name="MT2" style:family="text">
      <style:text-properties officeooo:rsid="0048b2ca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fill-image-width="0in" draw:fill-image-height="0in" style:shadow="none" draw:shadow-opacity="100%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2.2in" fo:margin-left="0in" fo:margin-right="0in" fo:margin-bottom="0.2in" fo:background-color="transparent" style:dynamic-spacing="false" draw:fill="none" draw:fill-color="#99ccf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mp City" text:name="py3o.contact.city"/>
          <text:user-field-decl office:value-type="string" office:string-value="Employee Name" text:name="py3o.contact.name"/>
          <text:user-field-decl office:value-type="string" office:string-value="Employee Phone" text:name="py3o.contact.phone"/>
          <text:user-field-decl office:value-type="string" office:string-value="Emp State" text:name="py3o.contact.state"/>
          <text:user-field-decl office:value-type="string" office:string-value="Employee Street" text:name="py3o.contact.street"/>
          <text:user-field-decl office:value-type="string" office:string-value="Emp Zip" text:name="py3o.contact.zip"/>
        </text:user-field-decls>
        <text:p text:style-name="MP1"><draw:frame draw:style-name="Mfr1" draw:name="Frame1" text:anchor-type="paragraph" svg:x="5.7555in" svg:y="0.0307in" svg:width="1.8681in" svg:height="1.1256in" draw:z-index="0"><draw:text-box><text:p text:style-name="MP2"><text:user-field-get text:name="py3o.company.name">Company Name</text:user-field-get></text:p><text:p text:style-name="MP2"><text:user-field-get text:name="py3o.company.street">Company Street</text:user-field-get></text:p><text:p text:style-name="MP2"><text:user-field-get text:name="py3o.company.city">Company City</text:user-field-get><text:s/><text:user-field-get text:name="py3o.company.state">Company State</text:user-field-get><text:s/><text:user-field-get text:name="py3o.company.zip">Company Zip</text:user-field-get></text:p><text:p text:style-name="MP2"><text:user-field-get text:name="py3o.company.phone">Company Phone</text:user-field-get></text:p></draw:text-box></draw:frame><text:span text:style-name="MT1">Report</text:span> <text:span text:style-name="MT2">for</text:span>:</text:p>
        <text:p text:style-name="MP3"><text:user-field-get text:name="py3o.contact.name">Employee Name</text:user-field-get></text:p>
        <text:p text:style-name="MP4"><text:user-field-get text:name="py3o.contact.street">Employee Street</text:user-field-get></text:p>
        <text:p text:style-name="MP4"><text:user-field-get text:name="py3o.contact.city">Emp City</text:user-field-get><text:s/><text:user-field-get text:name="py3o.contact.state">Emp State</text:user-field-get><text:s/><text:user-field-get text:name="py3o.contact.zip">Emp Zip</text:user-field-get></text:p>
        <text:p text:style-name="MP4"><text:user-field-get text:name="py3o.contact.phone">Employee Phone</text:user-field-get></text:p>
        <text:p text:style-name="MP4"/>
        <text:p text:style-name="MP4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5">Project Name</text:p>
            </table:table-cell>
            <table:table-cell table:style-name="Table2.A1" office:value-type="string">
              <text:p text:style-name="MP6"><text:user-field-get text:name="py3o.document.name">Project name</text:user-field-get></text:p>
            </table:table-cell>
            <table:table-cell table:style-name="Table2.A1" office:value-type="string">
              <text:p text:style-name="MP6">Total time</text:p>
            </table:table-cell>
            <table:table-cell table:style-name="Table2.D1" office:value-type="string">
              <text:p text:style-name="MP7"><text:user-field-get text:name="py3o.document.total">Total time</text:user-field-get></text:p>
            </table:table-cell>
          </table:table-row>
        </table:table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Florent Aide</meta:initial-creator>
    <meta:creation-date>2010-09-07T17:55:48</meta:creation-date>
    <dc:date>2020-03-25T22:19:35.401456516</dc:date>
    <dc:language>en-GB</dc:language>
    <meta:editing-cycles>91</meta:editing-cycles>
    <meta:editing-duration>PT16H49M23S</meta:editing-duration>
    <meta:document-statistic meta:table-count="3" meta:image-count="0" meta:object-count="0" meta:page-count="1" meta:paragraph-count="33" meta:word-count="65" meta:character-count="381" meta:non-whitespace-character-count="348"/>
    <meta:user-defined meta:name="Info 1"/>
    <meta:user-defined meta:name="Info 2"/>
    <meta:user-defined meta:name="Info 3"/>
    <meta:user-defined meta:name="Info 4"/>
  </office:meta>
</office:document-meta>
</file>